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9ee4" officeooo:paragraph-rsid="00189ee4"/>
    </style:style>
    <style:style style:name="P2" style:family="paragraph" style:parent-style-name="Standard">
      <style:text-properties style:text-underline-style="solid" style:text-underline-width="auto" style:text-underline-color="font-color" officeooo:rsid="001931f9" officeooo:paragraph-rsid="001931f9"/>
    </style:style>
    <style:style style:name="P3" style:family="paragraph" style:parent-style-name="Standard">
      <style:text-properties style:text-underline-style="none" officeooo:rsid="00189ee4" officeooo:paragraph-rsid="00189ee4"/>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s Algorithm -</text:p>
      <text:p text:style-name="P3">Prims <text:s/>cam’t be used in directed graph because in prims we assume that every vertex is connected with each other and you can travel from one vertex to any vertex in but it is not possible in directed graph every vertex is not connected in direct graph you can’t travel form every vertex to every vertex.</text:p>
      <text:p text:style-name="P3"/>
      <text:p text:style-name="P3"/>
      <text:p text:style-name="P1">Krushkal’s Algorithm<text:span text:style-name="T1">-</text:span></text:p>
      <text:p text:style-name="P2"><text:span text:style-name="T1">krushkal’s algorithm can’t be used in directed graph because as we all know that cycles can’t exist </text:span></text:p>
      <text:p text:style-name="P2"><text:span text:style-name="T1">in krushkal’s algorithm but in directed graph cycles may exist so krushkal’s can’t satisfy all the cases so it is not prefered to use krushkal’s algorithmin the directed grap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0:25:51.420886873</meta:creation-date>
    <dc:date>2023-01-18T11:11:43.319235211</dc:date>
    <meta:editing-duration>PT25M31S</meta:editing-duration>
    <meta:editing-cycles>1</meta:editing-cycles>
    <meta:document-statistic meta:table-count="0" meta:image-count="0" meta:object-count="0" meta:page-count="1" meta:paragraph-count="5" meta:word-count="107" meta:character-count="617" meta:non-whitespace-character-count="513"/>
    <meta:generator>LibreOffice/6.4.7.2$Linux_X86_64 LibreOffice_project/40$Build-2</meta:generator>
  </office:meta>
</office:document-meta>
</file>